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full rol ops</text:p>
          </table:table-cell>
          <table:table-cell office:value-type="string" calcext:value-type="string">
            <text:p>full ror ops</text:p>
          </table:table-cell>
          <table:table-cell office:value-type="string" calcext:value-type="string">
            <text:p>full rol</text:p>
          </table:table-cell>
          <table:table-cell office:value-type="string" calcext:value-type="string">
            <text:p>full ror</text:p>
          </table:table-cell>
          <table:table-cell office:value-type="string" calcext:value-type="string">
            <text:p>8bit rot</text:p>
          </table:table-cell>
          <table:table-cell office:value-type="string" calcext:value-type="string">
            <text:p>8bit rot4</text:p>
          </table:table-cell>
        </table:table-row>
        <table:table-row table:style-name="ro1">
          <table:table-cell office:value-type="string" calcext:value-type="string">
            <text:p>X0&gt;&gt;&gt;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X0&gt;&gt;&gt;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X1&gt;&gt;&gt;6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X1&gt;&gt;&gt;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X2&gt;&gt;&gt;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2&gt;&gt;&gt;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X3&gt;&gt;&gt;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X3&gt;&gt;&gt;1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X4&gt;&gt;&gt;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X4&gt;&gt;&gt;4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SUM([.B2:.C11])*9" office:value-type="float" office:value="144" calcext:value-type="float">
            <text:p>144</text:p>
          </table:table-cell>
          <table:table-cell/>
          <table:table-cell table:style-name="ce1" table:formula="of:=SUM([.D2:.D11])" office:value-type="float" office:value="7" calcext:value-type="float">
            <text:p>7</text:p>
          </table:table-cell>
          <table:table-cell table:style-name="ce1" table:formula="of:=SUM([.E2:.E11])" office:value-type="float" office:value="9" calcext:value-type="float">
            <text:p>9</text:p>
          </table:table-cell>
          <table:table-cell table:style-name="ce1" table:formula="of:=SUM([.F2:.F11])" office:value-type="float" office:value="77" calcext:value-type="float">
            <text:p>77</text:p>
          </table:table-cell>
          <table:table-cell table:style-name="ce1" table:formula="of:=SUM([.G2:.G11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locks</text:p>
          </table:table-cell>
          <table:table-cell table:number-columns-repeated="2"/>
          <table:table-cell table:formula="of:=[.D12]*70" office:value-type="float" office:value="490" calcext:value-type="float">
            <text:p>490</text:p>
          </table:table-cell>
          <table:table-cell table:formula="of:=[.E12]*76" office:value-type="float" office:value="684" calcext:value-type="float">
            <text:p>684</text:p>
          </table:table-cell>
          <table:table-cell table:formula="of:=[.F12]*8" office:value-type="float" office:value="616" calcext:value-type="float">
            <text:p>616</text:p>
          </table:table-cell>
          <table:table-cell table:formula="of:=[.G12]*11" office:value-type="float" office:value="176" calcext:value-type="float">
            <text:p>176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S-box ops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formula="of:=[.A20]*8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:</text:p>
          </table:table-cell>
          <table:table-cell table:formula="of:=[.B12]+[.A21]" office:value-type="float" office:value="320" calcext:value-type="float">
            <text:p>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8bit:</text:p>
          </table:table-cell>
          <table:table-cell table:formula="of:=[.A21]+[.F12]+[.G12]*2" office:value-type="float" office:value="285" calcext:value-type="float">
            <text:p>28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3">00/00/0000</text:date>, <text:time style:data-style-name="N2" text:time-value="11:52:15.2330410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01:15:30.551889280</meta:creation-date>
    <dc:date>2019-09-03T11:57:16.050939027</dc:date>
    <meta:editing-duration>PT10M32S</meta:editing-duration>
    <meta:editing-cycles>2</meta:editing-cycles>
    <meta:generator>LibreOffice/6.0.7.3$Linux_X86_64 LibreOffice_project/00m0$Build-3</meta:generator>
    <meta:document-statistic meta:table-count="1" meta:cell-count="67" meta:object-count="0"/>
  </office:meta>
</office:document-meta>
</file>